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214cm" fo:margin-left="0.012cm" fo:margin-right="0.774cm" table:align="margins" style:writing-mode="lr-tb"/>
    </style:style>
    <style:style style:name="Tableau1.A" style:family="table-column">
      <style:table-column-properties style:column-width="9.26cm" style:rel-column-width="37430*"/>
    </style:style>
    <style:style style:name="Tableau1.B" style:family="table-column">
      <style:table-column-properties style:column-width="6.953cm" style:rel-column-width="28105*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officeooo:paragraph-rsid="000a852d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officeooo:rsid="0010f8f3" officeooo:paragraph-rsid="000a852d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Arial" fo:font-size="11pt" fo:language="fr" fo:country="FR" officeooo:rsid="00223cdf" style:font-name-asian="Arial" style:font-size-asian="11pt" style:font-name-complex="Arial" style:font-size-complex="11p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0" style:family="paragraph" style:parent-style-name="Standard">
      <style:paragraph-properties fo:text-align="justify" style:justify-single-word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1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paragraph-rsid="00208f93" style:font-name-asian="Arial" style:language-asian="zh" style:country-asian="CN" style:font-name-complex="Arial"/>
    </style:style>
    <style:style style:name="P12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rsid="0016c0e7" style:font-name-asian="Arial" style:language-asian="zh" style:country-asian="CN" style:font-name-complex="Arial"/>
    </style:style>
    <style:style style:name="P13" style:family="paragraph" style:parent-style-name="Standard">
      <style:paragraph-properties style:writing-mode="lr-tb"/>
      <style:text-properties style:font-name="Arial" style:font-name-complex="Arial"/>
    </style:style>
    <style:style style:name="P14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 style:text-autospace="ideograph-alpha" style:writing-mode="lr-tb"/>
      <style:text-properties style:font-name="Arial" fo:font-style="italic" fo:font-weight="bold" style:font-name-asian="Arial" style:language-asian="zh" style:country-asian="CN" style:font-name-complex="Arial" style:font-style-complex="italic" style:font-weight-complex="bold"/>
    </style:style>
    <style:style style:name="P16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ize="11pt" fo:language="fr" fo:country="FR" fo:font-style="normal" fo:font-weight="normal" style:font-name-asian="Arial" style:font-size-asian="11pt" style:font-name-complex="Arial" style:font-size-complex="11pt"/>
    </style:style>
    <style:style style:name="P17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style:writing-mode="lr-tb"/>
      <style:text-properties style:font-name="Arial" officeooo:paragraph-rsid="00151665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20" style:family="paragraph" style:parent-style-name="Standard">
      <style:paragraph-properties fo:margin-left="0cm" fo:margin-right="0cm" fo:text-indent="1.249cm" style:auto-text-indent="false" style:text-autospace="ideograph-alpha" style:writing-mode="lr-tb">
        <style:tab-stops>
          <style:tab-stop style:position="10.478cm" style:type="center"/>
        </style:tab-stops>
      </style:paragraph-properties>
      <style:text-properties style:font-name="Arial" style:font-name-asian="Arial" style:language-asian="zh" style:country-asian="CN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" fo:font-size="12pt" fo:language="fr" fo:country="FR" fo:font-style="normal" fo:font-weight="normal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1.249cm" style:auto-text-indent="false" style:text-autospace="ideograph-alpha" style:writing-mode="lr-tb"/>
      <style:text-properties style:font-name="Arial" fo:font-weight="bold" officeooo:paragraph-rsid="00151665" style:font-name-asian="Arial" style:language-asian="zh" style:country-asian="CN" style:font-name-complex="Arial" style:font-weight-complex="bold"/>
    </style:style>
    <style:style style:name="P23" style:family="paragraph" style:parent-style-name="Standard">
      <style:paragraph-properties fo:margin-left="0cm" fo:margin-right="0cm" fo:text-indent="1.249cm" style:auto-text-indent="false" style:text-autospace="ideograph-alpha" style:writing-mode="lr-tb"/>
      <style:text-properties style:font-name="Arial" fo:font-size="11pt" fo:language="fr" fo:country="FR" fo:font-style="normal" fo:font-weight="bold" officeooo:paragraph-rsid="00151665" style:font-name-asian="Arial" style:font-size-asian="11pt" style:language-asian="zh" style:country-asian="CN" style:font-style-asian="normal" style:font-weight-asian="bold" style:font-name-complex="Arial" style:font-size-complex="11pt" style:font-style-complex="normal" style:font-weight-complex="bold"/>
    </style:style>
    <style:style style:name="P24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" officeooo:paragraph-rsid="00151665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7.488cm"/>
        </style:tab-stops>
      </style:paragraph-properties>
      <style:text-properties style:font-name="Arial" officeooo:paragraph-rsid="00151665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1.249cm" fo:margin-right="0cm" fo:text-indent="0cm" style:auto-text-indent="false" fo:background-color="transparent" style:text-autospace="none" style:writing-mode="lr-tb">
        <style:background-image/>
      </style:paragraph-properties>
      <style:text-properties fo:color="#ffffff" style:font-name="Arial" fo:font-size="12pt" fo:language="fr" fo:country="FR" fo:font-style="normal" fo:font-weight="normal" officeooo:paragraph-rsid="00151665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c0e7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size="11pt" fo:language="fr" fo:country="FR" fo:font-style="normal" fo:font-weight="bold" officeooo: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fr" fo:country="FR" fo:font-style="italic" fo:font-weight="bold" style:font-name-asian="Arial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9" style:family="text">
      <style:text-properties officeooo:rsid="0013611b"/>
    </style:style>
    <style:style style:name="T10" style:family="text">
      <style:text-properties officeooo:rsid="0010f8f3"/>
    </style:style>
    <style:style style:name="T11" style:family="text">
      <style:text-properties officeooo:rsid="000b53d1"/>
    </style:style>
    <style:style style:name="T12" style:family="text">
      <style:text-properties fo:language="fr" fo:country="FR" style:font-name-asian="Arial" style:font-name-complex="Arial"/>
    </style:style>
    <style:style style:name="T13" style:family="text">
      <style:text-properties fo:language="fr" fo:country="FR" style:font-name-asian="Times New Roman" style:font-name-complex="Times New Roman"/>
    </style:style>
    <style:style style:name="T14" style:family="text">
      <style:text-properties officeooo:rsid="0018dae7"/>
    </style:style>
    <style:style style:name="T15" style:family="text">
      <style:text-properties officeooo:rsid="0016c0e7"/>
    </style:style>
    <style:style style:name="T16" style:family="text">
      <style:text-properties officeooo:rsid="001806fd"/>
    </style:style>
    <style:style style:name="T17" style:family="text">
      <style:text-properties officeooo:rsid="00196da9"/>
    </style:style>
    <style:style style:name="T18" style:family="text">
      <style:text-properties officeooo:rsid="001afb48"/>
    </style:style>
    <style:style style:name="T19" style:family="text">
      <style:text-properties officeooo:rsid="001cd211"/>
    </style:style>
    <style:style style:name="T20" style:family="text">
      <style:text-properties officeooo:rsid="001e66f8"/>
    </style:style>
    <style:style style:name="T21" style:family="text">
      <style:text-properties officeooo:rsid="00222740"/>
    </style:style>
    <style:style style:name="T22" style:family="text">
      <style:text-properties officeooo:rsid="002363ce"/>
    </style:style>
    <style:style style:name="T23" style:family="text">
      <style:text-properties officeooo:rsid="00251e0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al" text:name="personne_qual"/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dossierpcg66_orgpayeur" text:name="dossierpcg66_orgpayeur"/>
        <text:user-field-decl office:value-type="string" office:string-value="serviceinstructeur_lib_service" text:name="serviceinstructeur_lib_service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code_postal" text:name="structurereferente_code_postal"/>
        <text:user-field-decl office:value-type="string" office:string-value="ville" text:name="structurereferente_ville"/>
        <text:user-field-decl office:value-type="string" office:string-value="serviceinstructeur_num_rue" text:name="serviceinstructeur_num_rue"/>
        <text:user-field-decl office:value-type="string" office:string-value="serviceinstructeur_nom_rue" text:name="serviceinstructeur_nom_rue"/>
        <text:user-field-decl office:value-type="string" office:string-value="serviceinstructeur_code_postal" text:name="serviceinstructeur_code_postal"/>
        <text:user-field-decl office:value-type="string" office:string-value="serviceinstructeur_ville" text:name="serviceinstructeur_ville"/>
      </text:user-field-decls>
      <text:p text:style-name="P32"><text:tab/>Perpignan, <text:span text:style-name="T9">le </text:span><text:span text:style-name="T3"><text:date style:data-style-name="N76" text:date-value="2015-06-29T09:12:40.26">29 juin 2015</text:date></text:span></text:p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Direction des Politiques Sociales</text:p>
            <text:p text:style-name="P5">Pôle Dispositif et Allocation rSa</text:p>
            <text:p text:style-name="P4"><text:span text:style-name="T10">Mission Gestion de </text:span><text:span text:style-name="T20">l'</text:span>Allocation</text:p>
            <text:p text:style-name="P3">25, <text:span text:style-name="T11">r</text:span>ue Petite la Monnaie</text:p>
            <text:p text:style-name="P3">66000 PERPIGNAN</text:p>
            <text:p text:style-name="P6"><text:span text:style-name="T12">Suivi Par : </text:span><text:span text:style-name="T13"><text:user-field-get text:name="dossierpcg66_user_nom_complet">dossierpcg66_user_nom_complet</text:user-field-get></text:span></text:p>
            <text:p text:style-name="P3">Tél : 04.68.854.854</text:p>
            <text:p text:style-name="P7">du mardi au vendredi de 13h30 à 16h30</text:p>
          </table:table-cell>
          <table:table-cell table:style-name="Tableau1.A1" office:value-type="string">
            <text:p text:style-name="P24"><text:user-field-get text:name="personne_qual">qual</text:user-field-get> <text:user-field-get text:name="personne_nom">nom</text:user-field-get> <text:user-field-get text:name="personne_prenom">prenom</text:user-field-get></text:p>
            <text:p text:style-name="P24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4"><text:user-field-get text:name="adresse_complideadr">complideadr</text:user-field-get></text:p>
            <text:p text:style-name="P24"><text:user-field-get text:name="adresse_compladr">compladr</text:user-field-get></text:p>
            <text:p text:style-name="P25"><text:user-field-get text:name="adresse_codepos">codepos</text:user-field-get> <text:user-field-get text:name="adresse_nomcom">locaadr</text:user-field-get></text:p>
          </table:table-cell>
        </table:table-row>
      </table:table>
      <text:p text:style-name="P17"/>
      <text:p text:style-name="P14"><text:span text:style-name="T7">Référence : </text:span><text:span text:style-name="T8"><text:user-field-get text:name="dossier_matricule">matricule</text:user-field-get></text:span></text:p>
      <text:p text:style-name="P10"/>
      <text:p text:style-name="P15">Objet : Maintien de l'allocation suite à défaut d'insertion – <text:span text:style-name="T15">Réo</text:span>rienté<text:span text:style-name="T9">(e)</text:span> <text:span text:style-name="T15">C</text:span><text:span text:style-name="T22">D</text:span></text:p>
      <text:p text:style-name="P9"/>
      <text:p text:style-name="P8"/>
      <text:p text:style-name="P8"/>
      <text:p text:style-name="P21"><text:user-field-get text:name="personne_qual">qual</text:user-field-get>,</text:p>
      <text:p text:style-name="P10"/>
      <text:p text:style-name="P31"><text:user-field-get text:name="dossierpcg66_orgpayeur">dossierpcg66_orgpayeur</text:user-field-get></text:p>
      <text:p text:style-name="P19">Par la présente, je vous informe qu’en application de l’article L 262-37 du Code de l’Action Sociale et des Familles, votre droit au rSa sera maintenu.</text:p>
      <text:p text:style-name="P9"/>
      <text:p text:style-name="P10"><text:tab/><text:span text:style-name="T16">L’Équipe</text:span> Pluridisciplinaire <text:span text:style-name="T15">a décidé de modifi</text:span><text:span text:style-name="T18">er</text:span><text:span text:style-name="T15"> le référent chargé de votre accompagnement. </text:span></text:p>
      <text:p text:style-name="P12"/>
      <text:p text:style-name="P11"><text:span text:style-name="T15"><text:tab/>Par conséquent, il vous appartient de vous présenter auprès de l'organisme suivant : <text:s/></text:span><text:span text:style-name="T2"><text:user-field-get text:name="serviceinstructeur_lib_service">serviceinstructeur_lib_service</text:user-field-get></text:span><text:span text:style-name="T2"> </text:span><text:span text:style-name="T2"><text:user-field-get text:name="serviceinstructeur_num_rue">serviceinstructeur_num_rue</text:user-field-get></text:span><text:span text:style-name="T2"> </text:span><text:span text:style-name="T2"><text:user-field-get text:name="serviceinstructeur_nom_rue">serviceinstructeur_nom_rue</text:user-field-get></text:span><text:span text:style-name="T2"> </text:span><text:span text:style-name="T2"><text:user-field-get text:name="serviceinstructeur_code_postal">serviceinstructeur_code_postal</text:user-field-get></text:span><text:span text:style-name="T2"> </text:span><text:span text:style-name="T2"><text:user-field-get text:name="serviceinstructeur_ville">serviceinstructeur_ville</text:user-field-get></text:span><text:span text:style-name="T2"> </text:span><text:span text:style-name="T15"><text:tab/>pour signer un Contrat d'Engagement Réciproque, </text:span><text:span text:style-name="T19">contrat que vous devrez respecter</text:span><text:span text:style-name="T15">.</text:span></text:p>
      <text:p text:style-name="P8"/>
      <text:p text:style-name="P13"><text:tab/></text:p>
      <text:p text:style-name="P19"><text:s/>Je vous prie d'agréer, <text:span text:style-name="T6"><text:user-field-get text:name="personne_qual">qual</text:user-field-get></text:span><text:span text:style-name="T6">,</text:span> l’expression de mes sincères salutations.</text:p>
      <text:p text:style-name="P10"/>
      <text:p text:style-name="P20"/>
      <text:p text:style-name="P22"><text:tab/><text:tab/><text:tab/><text:tab/><text:tab/></text:p>
      <text:section text:style-name="Sect1" text:name="MSA" text:condition="ooow:dossierpcg66_orgpayeur!=&quot;CAF&quot;" text:is-hidden="true" text:display="condition">
        <text:p text:style-name="P29">Pour la Présidente du <text:span text:style-name="T23">Département </text:span>et <text:span text:style-name="T10">p</text:span>ar Délégation</text:p>
        <text:p text:style-name="P27"><text:span text:style-name="T4"><text:tab/> <text:s text:c="12"/></text:span><text:span text:style-name="T1">Le Responsable du Pôle Dispositif et Allocation rSa</text:span></text:p>
        <text:p text:style-name="P30"/>
        <text:p text:style-name="P18"/>
        <text:p text:style-name="P26"><text:tab/>Olivier ESTEVE</text:p>
      </text:section>
      <text:section text:style-name="Sect1" text:name="CAF" text:condition="ooow:dossierpcg66_orgpayeur==&quot;CAF&quot;" text:display="condition">
        <text:p text:style-name="P29">Pour la Présidente du <text:span text:style-name="T21">Département</text:span> et <text:span text:style-name="T10">p</text:span>ar Délégation</text:p>
        <text:p text:style-name="P28"><text:span text:style-name="T4"><text:tab/> <text:s text:c="7"/></text:span><text:span text:style-name="T5">Le Directeur des Politiques Sociales</text:span></text:p>
        <text:p text:style-name="P30"/>
        <text:p text:style-name="P18"/>
        <text:p text:style-name="P26"><text:tab/> <text:s text:c="11"/><text:span text:style-name="T14">Françoise I</text:span><text:span text:style-name="T17">L</text:span><text:span text:style-name="T14">LES</text:span></text:p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Tahoma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3.228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32cm" fo:margin-left="0cm" fo:margin-right="0cm" fo:margin-bottom="3.7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o</meta:initial-creator>
    <meta:creation-date>2012-03-29T13:07:00</meta:creation-date>
    <dc:date>2015-06-29T09:12:40.14</dc:date>
    <meta:generator>LibreOffice/3.6$Windows_x86 LibreOffice_project/da8c1e6-fd468f4-454e206-f42a4a9-143cfd</meta:generator>
    <meta:editing-duration>PT57S</meta:editing-duration>
    <meta:editing-cycles>19</meta:editing-cycles>
    <dc:creator>Régine BOULOC</dc:creator>
    <meta:document-statistic meta:table-count="1" meta:image-count="0" meta:object-count="0" meta:page-count="1" meta:paragraph-count="27" meta:word-count="159" meta:character-count="1216" meta:non-whitespace-character-count="1047"/>
  </office:meta>
</office:document-meta>
</file>